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9cm" fo:margin-left="0cm" fo:margin-right="-0.011cm" table:align="margins"/>
    </style:style>
    <style:style style:name="Table1.A" style:family="table-column">
      <style:table-column-properties style:column-width="3.764cm" style:rel-column-width="14502*"/>
    </style:style>
    <style:style style:name="Table1.B" style:family="table-column">
      <style:table-column-properties style:column-width="1.94cm" style:rel-column-width="7475*"/>
    </style:style>
    <style:style style:name="Table1.D" style:family="table-column">
      <style:table-column-properties style:column-width="1.812cm" style:rel-column-width="6979*"/>
    </style:style>
    <style:style style:name="Table1.E" style:family="table-column">
      <style:table-column-properties style:column-width="1.951cm" style:rel-column-width="7516*"/>
    </style:style>
    <style:style style:name="Table1.F" style:family="table-column">
      <style:table-column-properties style:column-width="2.087cm" style:rel-column-width="8039*"/>
    </style:style>
    <style:style style:name="Table1.G" style:family="table-column">
      <style:table-column-properties style:column-width="1.815cm" style:rel-column-width="6993*"/>
    </style:style>
    <style:style style:name="Table1.H" style:family="table-column">
      <style:table-column-properties style:column-width="1.702cm" style:rel-column-width="655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1" fo:font-size="10pt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0pt" fo:font-weight="normal" style:font-weight-asian="normal" style:font-weight-complex="normal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color="#ff0000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able_20_Contents">
      <style:paragraph-properties fo:text-align="center" style:justify-single-word="false"/>
      <style:text-properties style:font-name="Zapf Dingbats" fo:font-size="10pt" style:font-name-asian="Zapf Dingbats" style:font-name-complex="Zapf Dingbats"/>
    </style:style>
    <style:style style:name="P9" style:family="paragraph" style:parent-style-name="Table_20_Contents">
      <style:paragraph-properties fo:text-align="center" style:justify-single-word="false"/>
      <style:text-properties fo:color="#ff0000" style:font-name="Zapf Dingbats" fo:font-size="10pt" fo:font-weight="bold" style:font-name-asian="Zapf Dingbats" style:font-weight-asian="bold" style:font-name-complex="Zapf Dingbats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Zapf Dingbats" fo:font-size="10pt" fo:font-weight="bold" style:font-name-asian="Zapf Dingbats" style:font-weight-asian="bold" style:font-name-complex="Zapf Dingbats" style:font-weight-complex="bold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SPlat</text:span> – <text:span text:style-name="T1">S</text:span>ms <text:span text:style-name="T1">PLAT</text:span>form Integrator</text:h>
      <text:h text:style-name="Heading_20_2" text:outline-level="2">Motivation</text:h>
      <text:p text:style-name="Text_20_body">SMS has changed the principles of online interaction. SMS is a commonly understood concept and very simple to use. SMS as a Mobile Value Added Service (VAS) for online portals is now a way to generate more interaction with online portals from a larger audience. This makes sense considering it is supported inherently by ALL service providers and ALL phones. </text:p>
      <text:p text:style-name="Text_20_body">Unfortunately, (and out of experience) we realized that integrating SMS gateway APIs into the portal is a developers nightmare. There are plenty of SMS gateway services in the world today but each one has their own standards, their own integration points and their own nomenclature. </text:p>
      <text:p text:style-name="Text_20_body">SPlat aims to change all this, so that SMS integration becomes a breeze.</text:p>
      <text:h text:style-name="Heading_20_4" text:outline-level="4">Advantages of SPlat</text:h>
      <text:list xml:id="list237291619" text:style-name="L1">
        <text:list-item>
          <text:p text:style-name="P5">Single point of integration.<text:span text:style-name="T2"> Imagine you are working with a vendor and you are happy. A new vendor comes along with better pricing and sometimes maybe features you dreamed of. Can you afford to easily migrate to a different vendor.</text:span></text:p>
        </text:list-item>
        <text:list-item>
          <text:p text:style-name="P5">Work with multiple vendors simultaneously.<text:span text:style-name="T2"> Work with different vendors in different Geographies! SPlat can help you work with different venders at the same time!</text:span></text:p>
        </text:list-item>
        <text:list-item>
          <text:p text:style-name="P5">Very little coding overhead.<text:span text:style-name="T2"> Change your vendor not your code! </text:span></text:p>
        </text:list-item>
        <text:list-item>
          <text:p text:style-name="P4"><text:span text:style-name="T1">Common &amp; Extended features. </text:span><text:span text:style-name="T2"><text:s/>Suppose a vendor does not support customized bulk message with string insertion or has poor reporting or does not support lists, using SPlat with even that vendor can solve your problem.</text:span></text:p>
        </text:list-item>
        <text:list-item>
          <text:p text:style-name="P4"><text:span text:style-name="T1">Generic Reporting &amp; Trending.</text:span><text:span text:style-name="T2"> Almost every vendor will provide a different way to monitor your SMS and different Report formats. SPlat generalizes this.</text:span></text:p>
        </text:list-item>
        <text:list-item>
          <text:p text:style-name="P4"><text:span text:style-name="T1">Generic Error Handling.</text:span><text:span text:style-name="T2"> Different error codes from different SMS gateways will still let us do exceptional exception handling!</text:span></text:p>
        </text:list-item>
        <text:list-item>
          <text:p text:style-name="P4"><text:span text:style-name="T1">Free and open source.</text:span><text:span text:style-name="T2"> Suppose you want to evaluate different vendors over time but are not sure which one suits you the best. SPlat allows you to test this out. Its free and open-sourced under the MIT license and can easily be extended.</text:span></text:p>
        </text:list-item>
        <text:list-item>
          <text:p text:style-name="P4"><text:span text:style-name="T1">Bogus SMS gateway for testing.</text:span><text:span text:style-name="T2"> This ensures that you do not spend time and money on test gateways but work of the in-built library loopback gateway.</text:span></text:p>
        </text:list-item>
        <text:list-item>
          <text:p text:style-name="P4"><text:span text:style-name="T1">Scheduled SMS</text:span><text:span text:style-name="T2">. Schedule bulk SMS for sending to users at a future date and time. </text:span></text:p>
        </text:list-item>
      </text:list>
      <text:h text:style-name="Heading_20_2" text:outline-level="2">SPlat Features</text:h>
      <text:list xml:id="list1613315135" text:style-name="L2">
        <text:list-item>
          <text:p text:style-name="P6">Send a single SMS with a customized message.</text:p>
        </text:list-item>
        <text:list-item>
          <text:p text:style-name="P6">Send a standard message to multiple users.</text:p>
        </text:list-item>
        <text:list-item>
          <text:p text:style-name="P6">Send a template message with string-insertions to multiple users.</text:p>
        </text:list-item>
        <text:list-item>
          <text:p text:style-name="P6">Multi-lingual support (unicode messages).</text:p>
        </text:list-item>
        <text:list-item>
          <text:p text:style-name="P6">Schedule SMS (single or bulk) for delivery later.</text:p>
        </text:list-item>
        <text:list-item>
          <text:p text:style-name="P6">Set a callback URL and process incoming SMS keywords.</text:p>
        </text:list-item>
        <text:list-item>
          <text:p text:style-name="P6">Manage tagged user groups for bulk messaging.</text:p>
        </text:list-item>
        <text:list-item>
          <text:p text:style-name="P6">Generate standardized failure reports.</text:p>
        </text:list-item>
        <text:list-item>
          <text:p text:style-name="P6">Generate standardized success reports.</text:p>
        </text:list-item>
        <text:list-item>
          <text:p text:style-name="P6">Trend Analysis.</text:p>
        </text:list-item>
      </text:list>
      <text:p text:style-name="Text_20_body"/>
      <text:h text:style-name="P3" text:outline-level="4">Current Vendor Feature Matrix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lickatell</text:p>
          </table:table-cell>
          <table:table-cell table:style-name="Table1.A1" office:value-type="string">
            <text:p text:style-name="P2">Twilio</text:p>
          </table:table-cell>
          <table:table-cell table:style-name="Table1.A1" office:value-type="string">
            <text:p text:style-name="P2">Vmobo</text:p>
          </table:table-cell>
          <table:table-cell table:style-name="Table1.A1" office:value-type="string">
            <text:p text:style-name="P2">Gupshup</text:p>
          </table:table-cell>
          <table:table-cell table:style-name="Table1.A1" office:value-type="string">
            <text:p text:style-name="P2">Heroku Moonshado</text:p>
          </table:table-cell>
          <table:table-cell table:style-name="Table1.A1" office:value-type="string">
            <text:p text:style-name="P2">BulkSMS</text:p>
          </table:table-cell>
          <table:table-cell table:style-name="Table1.H1" office:value-type="string">
            <text:p text:style-name="P2">2-way SMS</text:p>
          </table:table-cell>
        </table:table-row>
        <table:table-row>
          <table:table-cell table:style-name="Table1.A2" office:value-type="string">
            <text:p text:style-name="P1">Incoming SMS support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8">✔</text:p>
          </table:table-cell>
        </table:table-row>
        <table:table-row>
          <table:table-cell table:style-name="Table1.A2" office:value-type="string">
            <text:p text:style-name="P1">Short Code support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Authentication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H2" office:value-type="string">
            <text:p text:style-name="P8">✔</text:p>
          </table:table-cell>
        </table:table-row>
        <table:table-row>
          <table:table-cell table:style-name="Table1.A2" office:value-type="string">
            <text:p text:style-name="P1">HTTPS support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H2" office:value-type="string">
            <text:p text:style-name="P8">✔</text:p>
          </table:table-cell>
        </table:table-row>
        <table:table-row>
          <table:table-cell table:style-name="Table1.A2" office:value-type="string">
            <text:p text:style-name="P1">API Key support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Keyword support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10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8">✔</text:p>
          </table:table-cell>
        </table:table-row>
        <table:table-row>
          <table:table-cell table:style-name="Table1.A2" office:value-type="string">
            <text:p text:style-name="P1">Sending Bulk SMS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Sending Bulk SMS based on templates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Scheduling SMS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Callback URL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8">✔</text:p>
          </table:table-cell>
        </table:table-row>
        <table:table-row>
          <table:table-cell table:style-name="Table1.A2" office:value-type="string">
            <text:p text:style-name="P1">SMS history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Multi-lingual support (unicode)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Bulk List Management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Failure Reports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SMS Bogus Gateway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Success Reports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8">✔</text:p>
          </table:table-cell>
        </table:table-row>
        <table:table-row>
          <table:table-cell table:style-name="Table1.A2" office:value-type="string">
            <text:p text:style-name="P1">HTTP API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H2" office:value-type="string">
            <text:p text:style-name="P8">✔</text:p>
          </table:table-cell>
        </table:table-row>
        <table:table-row>
          <table:table-cell table:style-name="Table1.A2" office:value-type="string">
            <text:p text:style-name="P1">RESTful API 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XML API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JSON API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8">✔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  <table:table-row>
          <table:table-cell table:style-name="Table1.A2" office:value-type="string">
            <text:p text:style-name="P1">Trend Analysis 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A2" office:value-type="string">
            <text:p text:style-name="P9">✕</text:p>
          </table:table-cell>
          <table:table-cell table:style-name="Table1.H2" office:value-type="string">
            <text:p text:style-name="P9">✕</text:p>
          </table:table-cell>
        </table:table-row>
      </table:table>
      <text:h text:style-name="Heading_20_4" text:outline-level="4">Currently Supported Vendors</text:h>
      <text:list xml:id="list41670357" text:style-name="L3">
        <text:list-item>
          <text:p text:style-name="P7">Clickatell</text:p>
        </text:list-item>
        <text:list-item>
          <text:p text:style-name="P7">vMobo</text:p>
        </text:list-item>
      </text:list>
      <text:h text:style-name="Heading_20_4" text:outline-level="4">Integration API</text:h>
      <text:p text:style-name="Source_20_Code"/>
      <text:h text:style-name="Heading_20_2" text:outline-level="2">Advantages of SPlat</text:h>
      <text:h text:style-name="Heading_20_2" text:outline-level="2">Future Road-map</text:h>
      <text:h text:style-name="Heading_20_4" text:outline-level="4">RESTful service</text:h>
      <text:h text:style-name="Heading_20_4" text:outline-level="4">Vendo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/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Code" style:display-name="Source Code" style:family="paragraph" style:parent-style-name="Text_20_body" style:next-style-name="Text_20_body" style:auto-update="true" style:class="text">
      <style:text-properties style:font-name="Courier New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am Rege</meta:initial-creator>
    <meta:creation-date>2010-07-09T15:13:52</meta:creation-date>
    <dc:date>2010-07-23T16:04:21</dc:date>
    <dc:creator>Gautam Rege</dc:creator>
    <meta:editing-duration>PT93H32M31S</meta:editing-duration>
    <meta:editing-cycles>14</meta:editing-cycles>
    <meta:generator>OpenOffice.org/3.1$Unix OpenOffice.org_project/310m11$Build-9399</meta:generator>
    <meta:document-statistic meta:table-count="1" meta:image-count="0" meta:object-count="0" meta:page-count="2" meta:paragraph-count="210" meta:word-count="673" meta:character-count="3343"/>
  </office:meta>
</office:document-meta>
</file>